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1ad0c1" officeooo:paragraph-rsid="001ad0c1"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Интернет-преступление</text:p>
      <text:p text:style-name="P1">Интернет предоставляет широкий спектр возможностей для общения и развития, но, к сожалению, у него есть и своя темная сторона. </text:p>
      <text:p text:style-name="P1">Взломщики, или черные шляпы хакеров, являются компьютерными преступниками, которые используют технологии для выполнения различных преступлений. </text:p>
      <text:p text:style-name="P1">Благодаря своей анонимности интернет также обеспечивает правильную среду для киберсталкинга, онлайн-преследований или злоупотреблений. Широко распространено пиратство-незаконное копирование и распространение защищенного авторским правом программного обеспечения, информации, музыкальных и видеофайлов. Но на сегодняшний день самый распространенный вид преступлений связан с вредоносными программами.</text:p>
      <text:p text:style-name="P1"/>
      <text:p text:style-name="P1">Вредоносное ПО: вирусы, черви, трояны и шпионское ПО</text:p>
      <text:p text:style-name="P1">Вредоносное ПО (вредоносное ПО) - это программное обеспечение, созданное для повреждения или изменения данных компьютера или его операций. </text:p>
      <text:p text:style-name="P1">Вирусы - это программы, распространяющиеся путем присоединения к исполняемым файлам или документам. Некоторые вирусы предназначены для работы в определенное время или в определенную дату, например в пятницу 13-го. Вирус электронной почты распространяется путем отправки его копии всем в адресной книге электронной почты. </text:p>
      <text:p text:style-name="P1">Троянские кони - это вредоносные программы, замаскированные под невинные файлы или встроенные в законное программное обеспечение. После активации они могут воздействовать на компьютер различными способами: некоторые из них просто раздражают, другие более зловещи, создавая черный ход для компьютера, который можно использовать для сбора хранимых данных. </text:p>
      <text:p text:style-name="P1">Шпионское ПО, программное обеспечение, предназначенное для сбора информации с компьютеров в коммерческих или преступных целях, является еще одним примером вредоносного программного обеспечения. Обычно это скрыто в поддельных бесплатных или условно-бесплатных приложениях, загружаемых из Интернета.</text:p>
      <text:p text:style-name="P1"/>
      <text:p text:style-name="P1">Профилактические советы</text:p>
      <text:p text:style-name="P1">Не открывайте вложения электронной почты от неизвестных людей. </text:p>
      <text:p text:style-name="P1">Запустите и обновите антивирусные программы. </text:p>
      <text:p text:style-name="P1">Регулярно делайте резервные копии ваших файлов.</text:p>
      <text:p text:style-name="P1">Избегайте указывать номера кредитных карт. </text:p>
      <text:p text:style-name="P1">Не верь всему, что читаешь в сети.</text:p>
      <text:p text:style-name="P1"/>
      <text:p text:style-name="P2">===================================================================</text:p>
      <text:p text:style-name="P2"/>
      <text:p text:style-name="P2">Online crime</text:p>
      <text:p text:style-name="P2">The Internet provides a wide range of opportunities for communication and development, but, unfortunately, it has its own dark side.</text:p>
      <text:p text:style-name="P2">Burglars, or hackers' black hats, are computer criminals who use technology to carry out various crimes.</text:p>
      <text:p text:style-name="P2">Due to its anonymity, the Internet also provides the right environment for cyber stalking, online harassment or abuse. Widespread piracy is the illegal copying and distribution of copyrighted software, information, music and video files. But today, the most common type of crime is related to malware.</text:p>
      <text:p text:style-name="P2"/>
      <text:p text:style-name="P2">Malicious software: viruses, worms, trojans and spyware</text:p>
      <text:p text:style-name="P2">Malicious software (malware) is software designed to corrupt or modify computer data or its operations.</text:p>
      <text:p text:style-name="P2">Viruses are programs that spread by attaching to executable files or documents. Some viruses are designed to run at a specific time or date, such as Friday the 13th. The email virus is spread by sending a copy of it to everyone in the email address book.</text:p>
      <text:p text:style-name="P2">Trojan horses are malware disguised as innocent files or embedded in legitimate software. After activation, they can affect the computer in various ways: some of them are simply annoying, others are more sinister, creating a back door for the computer that can be used to collect stored data.</text:p>
      <text:p text:style-name="P2">Spyware, software designed to collect information from computers for commercial or criminal purposes, is another example of malware. This is usually hidden in fake freeware or shareware applications downloaded from the Internet.</text:p>
      <text:p text:style-name="P2"/>
      <text:p text:style-name="P2">Prevention Tips</text:p>
      <text:p text:style-name="P2">Do not open email attachments from unknown people.</text:p>
      <text:p text:style-name="P2">Launch and update antivirus software.</text:p>
      <text:p text:style-name="P2">Back up your files regularly.</text:p>
      <text:p text:style-name="P2">Avoid providing credit card numbers.</text:p>
      <text:p text:style-name="P2">Do not believe everything you read on the 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4T21:09:10.199106161</meta:creation-date>
    <dc:date>2020-03-14T21:25:32.259333865</dc:date>
    <meta:editing-duration>PT6M12S</meta:editing-duration>
    <meta:editing-cycles>1</meta:editing-cycles>
    <meta:document-statistic meta:table-count="0" meta:image-count="0" meta:object-count="0" meta:page-count="1" meta:paragraph-count="31" meta:word-count="523" meta:character-count="3870" meta:non-whitespace-character-count="3370"/>
    <meta:generator>LibreOffice/6.0.7.3$Linux_X86_64 LibreOffice_project/00m0$Build-3</meta:generator>
  </office:meta>
</office:document-meta>
</file>